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49cm"/>
    </style:style>
    <style:style style:name="co7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inguno&quot;;&quot;NPC2&quot;;&quot;NPC1&quot;;&quot;Yo&quot;)" table:allow-empty-cell="false" table:display-list="unsorted" table:base-cell-address="Hoja1.F1">
          <table:error-message table:message-type="stop" table:display="true"/>
        </table:content-validation>
        <table:content-validation table:name="val2" table:condition="of:cell-content-is-in-list(&quot;Ninguno&quot;;&quot;NPC2&quot;;&quot;NPC1&quot;;&quot;Yo&quot;)" table:allow-empty-cell="false" table:display-list="unsorted" table:base-cell-address="Hoja1.G1">
          <table:error-message table:message-type="stop" table:display="true"/>
        </table:content-validation>
        <table:content-validation table:name="val3" table:condition="of:cell-content-is-in-list(&quot;Ninguno&quot;;&quot;Suelo&quot;;&quot;NPC1&quot;;&quot;NPC2&quot;;&quot;Yo&quot;)" table:allow-empty-cell="true" table:display-list="unsorted" table:base-cell-address="Hoja1.J1">
          <table:error-message table:message-type="stop" table:display="true"/>
        </table:content-validation>
        <table:content-validation table:name="val4" table:condition="of:cell-content-is-in-list(&quot;Felicidad&quot;;&quot;Tristeza&quot;;&quot;Sorpresa&quot;;&quot;Ira&quot;;&quot;Disgusto&quot;;&quot;Miedo&quot;;&quot;Neutra&quot;)" table:allow-empty-cell="true" table:display-list="unsorted" table:base-cell-address="Hoja1.K1009">
          <table:error-message table:message-type="stop" table:display="true"/>
        </table:content-validation>
        <table:content-validation table:name="val5" table:condition="of:cell-content-is-in-list(&quot;Felicidad&quot;;&quot;Tristeza&quot;;&quot;Sorpresa&quot;;&quot;Ira&quot;;&quot;Disgusto&quot;;&quot;Miedo&quot;)" table:allow-empty-cell="true" table:display-list="unsorted" table:base-cell-address="Hoja1.K1"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9" table:default-cell-style-name="ce3"/>
        <table:table-column table:style-name="co5" table:number-columns-repeated="16368"/>
        <table:table-row table:style-name="ro1">
          <table:table-cell table:style-name="ce1" office:value-type="string" calcext:value-type="string">
            <text:p>I/E</text:p>
          </table:table-cell>
          <table:table-cell table:style-name="ce1" office:value-type="string" calcext:value-type="string">
            <text:p>N/S</text:p>
          </table:table-cell>
          <table:table-cell table:style-name="ce1" office:value-type="string" calcext:value-type="string">
            <text:p>T/F</text:p>
          </table:table-cell>
          <table:table-cell table:style-name="ce1" office:value-type="string" calcext:value-type="string">
            <text:p>J/P</text:p>
          </table:table-cell>
          <table:table-cell table:style-name="ce1" office:value-type="string" calcext:value-type="string">
            <text:p>Lluvia</text:p>
          </table:table-cell>
          <table:table-cell table:style-name="ce1" office:value-type="string" calcext:value-type="string">
            <text:p>Ejecuta_Golpeo</text:p>
          </table:table-cell>
          <table:table-cell table:style-name="ce1" office:value-type="string" calcext:value-type="string">
            <text:p>Recibe_Golpeo</text:p>
          </table:table-cell>
          <table:table-cell table:style-name="ce1" office:value-type="string" calcext:value-type="string">
            <text:p>NPC1</text:p>
          </table:table-cell>
          <table:table-cell table:style-name="ce1" office:value-type="string" calcext:value-type="string">
            <text:p>NPC2</text:p>
          </table:table-cell>
          <table:table-cell table:style-name="ce1" office:value-type="string" calcext:value-type="string">
            <text:p>Objeto</text:p>
          </table:table-cell>
          <table:table-cell table:style-name="ce6" office:value-type="string" calcext:value-type="string">
            <text:p>Emocion</text:p>
          </table:table-cell>
          <table:table-cell table:style-name="ce6" office:value-type="string" calcext:value-type="string">
            <text:p>Intensidad</text:p>
          </table:table-cell>
          <table:table-cell table:style-name="ce6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Disgusto</text:p>
          </table:table-cell>
          <table:table-cell table:style-name="ce4"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4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4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2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2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Tristeza</text:p>
          </table:table-cell>
          <table:table-cell table:style-name="ce4"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Disgusto</text:p>
          </table:table-cell>
          <table:table-cell table:style-name="ce4"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.4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string" calcext:value-type="string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1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6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Tristeza</text:p>
          </table:table-cell>
          <table:table-cell table:style-name="ce4"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9</text:p>
          </table:table-cell>
          <table:table-cell table:style-name="ce4" office:value-type="string" calcext:value-type="string">
            <text:p>0.4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5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inguno</text:p>
          </table:table-cell>
          <table:table-cell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Suelo</text:p>
          </table:table-cell>
          <table:table-cell table:style-name="ce4" table:content-validation-name="val4" office:value-type="string" calcext:value-type="string">
            <text:p>Neutra</text:p>
          </table:table-cell>
          <table:table-cell table:style-name="ce4"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1</text:p>
          </table:table-cell>
          <table:table-cell table:content-validation-name="val2" office:value-type="string" calcext:value-type="string">
            <text:p>NPC2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2</text:p>
          </table:table-cell>
          <table:table-cell table:content-validation-name="val2" office:value-type="string" calcext:value-type="string">
            <text:p>NPC1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8</text:p>
          </table:table-cell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5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PC1</text:p>
          </table:table-cell>
          <table:table-cell table:style-name="ce4" table:content-validation-name="val4" office:value-type="string" calcext:value-type="string">
            <text:p>Miedo</text:p>
          </table:table-cell>
          <table:table-cell table:style-name="ce4"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8</text:p>
          </table:table-cell>
          <table:table-cell table:number-columns-repeated="2" table:style-name="ce4" office:value-type="string" calcext:value-type="string">
            <text:p>0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PC1</text:p>
          </table:table-cell>
          <table:table-cell table:style-name="ce4" table:content-validation-name="val4" office:value-type="string" calcext:value-type="string">
            <text:p>Miedo</text:p>
          </table:table-cell>
          <table:table-cell table:style-name="ce4"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8</text:p>
          </table:table-cell>
          <table:table-cell table:number-columns-repeated="2" table:style-name="ce4" office:value-type="string" calcext:value-type="string">
            <text:p>0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Neutra</text:p>
          </table:table-cell>
          <table:table-cell table:style-name="ce4"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Neutr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Neutr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  <table:table-cell table:style-name="ce3" table:number-columns-repeated="16368"/>
        </table:table-row>
        <table:table-row table:style-name="ro1" table:number-rows-repeated="1047350">
          <table:table-cell table:number-columns-repeated="5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/>
          <table:table-cell table:number-columns-repeated="5"/>
          <table:table-cell table:style-name="ce3" table:number-columns-repeated="16368"/>
        </table:table-row>
        <table:table-row table:style-name="ro1">
          <table:table-cell table:number-columns-repeated="5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/>
          <table:table-cell table:number-columns-repeated="5"/>
          <table:table-cell table:style-name="ce3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 style:data-style-name="N2" text:time-value="14:58:50.930738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4T06:00:59.983592000</meta:creation-date>
    <dc:date>2026-03-18T03:19:43.528318600</dc:date>
    <meta:editing-duration>PT3H36M</meta:editing-duration>
    <meta:editing-cycles>35</meta:editing-cycles>
    <meta:generator>LibreOffice/25.8.5.2$Windows_X86_64 LibreOffice_project/9c8b85f387cc00a89945a79c9e6239f32e450ac2</meta:generator>
    <meta:document-statistic meta:table-count="1" meta:cell-count="14700" meta:object-count="0"/>
  </office:meta>
</office:document-meta>
</file>